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983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ved-data-app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]=0;[.B1];)" office:value-type="float" office:value="39" calcext:value-type="float">
            <text:p>39</text:p>
          </table:table-cell>
          <table:table-cell/>
          <table:table-cell table:formula="of:=[.B1]+[.C1]+[.D1]+[.E1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2]=0;[.B2];)" office:value-type="float" office:value="0" calcext:value-type="float">
            <text:p>0</text:p>
          </table:table-cell>
          <table:table-cell/>
          <table:table-cell table:formula="of:=[.B2]+[.C2]+[.D2]+[.E2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3]=0;[.B3];)" office:value-type="float" office:value="0" calcext:value-type="float">
            <text:p>0</text:p>
          </table:table-cell>
          <table:table-cell/>
          <table:table-cell table:formula="of:=[.B3]+[.C3]+[.D3]+[.E3]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10 percent usage</text:p>
          </table:table-cell>
          <table:table-cell table:number-columns-repeated="6"/>
          <table:table-cell table:formula="of:=IF([.F4]=0;[.B4];)" office:value-type="float" office:value="0" calcext:value-type="float">
            <text:p>0</text:p>
          </table:table-cell>
          <table:table-cell/>
          <table:table-cell table:formula="of:=[.B4]+[.C4]+[.D4]+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adius factor</text:p>
          </table:table-cell>
          <table:table-cell/>
          <table:table-cell table:formula="of:=IF([.F5]=0;[.B5];)" office:value-type="float" office:value="0" calcext:value-type="float">
            <text:p>0</text:p>
          </table:table-cell>
          <table:table-cell/>
          <table:table-cell table:formula="of:=[.B5]+[.C5]+[.D5]+[.E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]=0;[.B6];)" office:value-type="float" office:value="42" calcext:value-type="float">
            <text:p>42</text:p>
          </table:table-cell>
          <table:table-cell/>
          <table:table-cell table:formula="of:=[.B6]+[.C6]+[.D6]+[.E6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7]=0;[.B7];)" office:value-type="float" office:value="0" calcext:value-type="float">
            <text:p>0</text:p>
          </table:table-cell>
          <table:table-cell/>
          <table:table-cell table:formula="of:=[.B7]+[.C7]+[.D7]+[.E7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]=0;[.B8];)" office:value-type="float" office:value="0" calcext:value-type="float">
            <text:p>0</text:p>
          </table:table-cell>
          <table:table-cell/>
          <table:table-cell table:formula="of:=[.B8]+[.C8]+[.D8]+[.E8]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 percent usage</text:p>
          </table:table-cell>
          <table:table-cell table:number-columns-repeated="6"/>
          <table:table-cell table:formula="of:=IF([.F9]=0;[.B9];)" office:value-type="float" office:value="0" calcext:value-type="float">
            <text:p>0</text:p>
          </table:table-cell>
          <table:table-cell/>
          <table:table-cell table:formula="of:=[.B9]+[.C9]+[.D9]+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]=0;[.B10];)" office:value-type="float" office:value="44" calcext:value-type="float">
            <text:p>44</text:p>
          </table:table-cell>
          <table:table-cell/>
          <table:table-cell table:formula="of:=[.B10]+[.C10]+[.D10]+[.E10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11]=0;[.B11];)" office:value-type="float" office:value="0" calcext:value-type="float">
            <text:p>0</text:p>
          </table:table-cell>
          <table:table-cell/>
          <table:table-cell table:formula="of:=[.B11]+[.C11]+[.D11]+[.E11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0;[.B12];)" office:value-type="float" office:value="0" calcext:value-type="float">
            <text:p>0</text:p>
          </table:table-cell>
          <table:table-cell/>
          <table:table-cell table:formula="of:=[.B12]+[.C12]+[.D12]+[.E12]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30 percent</text:p>
          </table:table-cell>
          <table:table-cell table:number-columns-repeated="6"/>
          <table:table-cell table:formula="of:=IF([.F13]=0;[.B13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]=0;[.B14];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15]=0;[.B15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]=0;[.B16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 percent</text:p>
          </table:table-cell>
          <table:table-cell table:number-columns-repeated="6"/>
          <table:table-cell table:formula="of:=IF([.F17]=0;[.B17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]=0;[.B18];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19]=0;[.B19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0]=0;[.B20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 percent</text:p>
          </table:table-cell>
          <table:table-cell table:number-columns-repeated="6"/>
          <table:table-cell table:formula="of:=IF([.F21]=0;[.B21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]=0;[.B22];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23]=0;[.B23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4]=0;[.B24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 percent</text:p>
          </table:table-cell>
          <table:table-cell table:number-columns-repeated="6"/>
          <table:table-cell table:formula="of:=IF([.F25]=0;[.B25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6]=0;[.B26];[.G26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IF([.F27]=0;[.B27];[.G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28]=0;[.B28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4" calcext:value-type="float">
            <text:p>54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IF([.F29]=0;[.B29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30]=0;[.B30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 percent</text:p>
          </table:table-cell>
          <table:table-cell table:number-columns-repeated="6"/>
          <table:table-cell table:formula="of:=IF([.F31]=0;[.B31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2]=0;[.B32];)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IF([.F33]=0;[.B33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34]=0;[.B34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87" calcext:value-type="float">
            <text:p>8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IF([.F35]=0;[.B35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36]=0;[.B36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 percent</text:p>
          </table:table-cell>
          <table:table-cell table:number-columns-repeated="6"/>
          <table:table-cell table:formula="of:=IF([.F37]=0;[.B37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8]=0;[.B38];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IF([.F39]=0;[.B39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40]=0;[.B40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IF([.F41]=0;[.B41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2]=0;[.B42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 percent</text:p>
          </table:table-cell>
          <table:table-cell table:number-columns-repeated="6"/>
          <table:table-cell table:formula="of:=IF([.F43]=0;[.B43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4]=0;[.B44];)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IF([.F45]=0;[.B45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46]=0;[.B46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IF([.F47]=0;[.B47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8]=0;[.B48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percent</text:p>
          </table:table-cell>
          <table:table-cell table:number-columns-repeated="6"/>
          <table:table-cell table:formula="of:=IF([.F49]=0;[.B49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0]=0;[.B50];)"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IF([.F51]=0;[.B51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F52]=0;[.B52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IF([.F53]=0;[.B53]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4]=0;[.B54];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.999cm" svg:height="8.999cm" svg:x="15.67cm" svg:y="2.85cm">
            <draw:object draw:notify-on-update-of-ranges="Sheet2.A2:Sheet2.A12 Sheet2.B1:Sheet2.B1 Sheet2.B2:Sheet2.B12 Sheet2.A2:Sheet2.A12 Sheet2.C1:Sheet2.C1 Sheet2.C2:Sheet2.C12 Sheet2.A2:Sheet2.A12 Sheet2.D1:Sheet2.D1 Sheet2.D2:Sheet2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ercentage of app users</text:p>
          </table:table-cell>
          <table:table-cell office:value-type="string" calcext:value-type="string">
            <text:p>R=0 (no contagion)</text:p>
          </table:table-cell>
          <table:table-cell office:value-type="string" calcext:value-type="string">
            <text:p>R=0.5 (limited contagion)</text:p>
          </table:table-cell>
          <table:table-cell office:value-type="string" calcext:value-type="string">
            <text:p>R=1 (normal contag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]+10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451" calcext:value-type="float">
            <text:p>451</text:p>
          </table:table-cell>
          <table:table-cell office:value-type="float" office:value="276" calcext:value-type="float">
            <text:p>276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1:55:12.02560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26T13:54:51.300961941</dc:date>
    <meta:editing-duration>P1DT2H28M41S</meta:editing-duration>
    <meta:editing-cycles>8</meta:editing-cycles>
    <meta:document-statistic meta:table-count="2" meta:cell-count="38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4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57cm" svg:y="0.315cm" chart:style-name="ch2">
          <text:p>Number of susceptible walkers remaining after infection dies out</text:p>
        </chart:title>
        <chart:legend chart:legend-position="end" svg:x="10.636cm" svg:y="3.698cm" style:legend-expansion="high" chart:style-name="ch3"/>
        <chart:plot-area chart:style-name="ch4" table:cell-range-address="Sheet2.A2:Sheet2.D12 Sheet2.B1:Sheet2.D1" chart:data-source-has-labels="row" svg:x="1.301cm" svg:y="1.292cm" svg:width="9.015cm" svg:height="6.577cm">
          <chartooo:coordinate-region svg:x="2.152cm" svg:y="1.292cm" svg:width="7.862cm" svg:height="5.927cm"/>
          <chart:axis chart:dimension="x" chart:name="primary-x" chart:style-name="ch5">
            <chart:title svg:x="3.931cm" svg:y="8.049cm" chart:style-name="ch6">
              <text:p>% of walkers being traced</text:p>
            </chart:title>
          </chart:axis>
          <chart:axis chart:dimension="y" chart:name="primary-y" chart:style-name="ch7">
            <chart:title svg:x="0.451cm" svg:y="5.647cm" chart:style-name="ch8">
              <text:p>No. of walkers</text:p>
            </chart:title>
            <chart:grid chart:style-name="ch9" chart:class="major"/>
          </chart:axis>
          <chart:series chart:style-name="ch10" chart:values-cell-range-address="Sheet2.B2:Sheet2.B12" chart:label-cell-address="Sheet2.B1:Sheet2.B1" chart:class="chart:scatter">
            <chart:domain table:cell-range-address="Sheet2.A2:Sheet2.A12"/>
            <chart:data-point chart:repeated="11"/>
          </chart:series>
          <chart:series chart:style-name="ch11" chart:values-cell-range-address="Sheet2.C2:Sheet2.C12" chart:label-cell-address="Sheet2.C1:Sheet2.C1" chart:class="chart:scatter">
            <chart:data-point chart:repeated="11"/>
          </chart:series>
          <chart:series chart:style-name="ch12" chart:values-cell-range-address="Sheet2.D2:Sheet2.D12" chart:label-cell-address="Sheet2.D1:Sheet2.D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0 (no contagion)</text:p>
                <draw:g>
                  <svg:desc>Sheet2.B1:Sheet2.B1</svg:desc>
                </draw:g>
              </table:table-cell>
              <table:table-cell office:value-type="string">
                <text:p>R=0.5 (limited contagion)</text:p>
                <draw:g>
                  <svg:desc>Sheet2.C1:Sheet2.C1</svg:desc>
                </draw:g>
              </table:table-cell>
              <table:table-cell office:value-type="string">
                <text:p>R=1 (normal contagion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2</svg:desc>
                </draw:g>
              </table:table-cell>
              <table:table-cell office:value-type="float" office:value="39">
                <text:p>39</text:p>
                <draw:g>
                  <svg:desc>Sheet2.B2:Sheet2.B12</svg:desc>
                </draw:g>
              </table:table-cell>
              <table:table-cell office:value-type="float" office:value="32">
                <text:p>32</text:p>
                <draw:g>
                  <svg:desc>Sheet2.C2:Sheet2.C12</svg:desc>
                </draw:g>
              </table:table-cell>
              <table:table-cell office:value-type="float" office:value="28">
                <text:p>28</text:p>
                <draw:g>
                  <svg:desc>Sheet2.D2:Sheet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127">
                <text:p>1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95">
                <text:p>195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20">
                <text:p>220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54">
                <text:p>354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51">
                <text:p>451</text:p>
              </table:table-cell>
              <table:table-cell office:value-type="float" office:value="276">
                <text:p>276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